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36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2965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8154in"/>
    </style:style>
    <style:style style:name="co6" style:family="table-column">
      <style:table-column-properties fo:break-before="auto" style:column-width="1.8366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4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shapes>
          <draw:frame draw:z-index="0" draw:style-name="gr1" draw:text-style-name="P1" svg:width="6.2937in" svg:height="3.5449in" svg:x="18.3669in" svg:y="12.6016in">
            <draw:object draw:notify-on-update-of-ranges="report.K78:report.K78 report.K79:report.K90 report.L78:report.L78 report.L79:report.L90 report.M78:report.M78 report.M79:report.M90 report.N78:report.N78 report.N79:report.N90 report.O78:report.O78 report.O79:report.O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6" table:default-cell-style-name="ce1"/>
        <table:table-column table:style-name="co9" table:number-columns-repeated="1010" table:default-cell-style-name="ce1"/>
        <table:table-row table:style-name="ro1">
          <table:table-cell office:value-type="string" calcext:value-type="string">
            <text:p>EX_Number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Train_Tim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um_Examples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Train_F1</text:p>
          </table:table-cell>
          <table:table-cell office:value-type="string" calcext:value-type="string">
            <text:p>Val_F1</text:p>
          </table:table-cell>
          <table:table-cell office:value-type="string" calcext:value-type="string">
            <text:p>Zhihu_F1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Zhihu_los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620.4132" calcext:value-type="float">
            <text:p>620.4132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3" calcext:value-type="float">
            <text:p>3</text:p>
          </table:table-cell>
          <table:table-cell office:value-type="float" office:value="0.551040403770384" calcext:value-type="float">
            <text:p>0.551040403770384</text:p>
          </table:table-cell>
          <table:table-cell office:value-type="float" office:value="0.348635059228736" calcext:value-type="float">
            <text:p>0.348635059228736</text:p>
          </table:table-cell>
          <table:table-cell office:value-type="float" office:value="0.222862054709965" calcext:value-type="float">
            <text:p>0.222862054709965</text:p>
          </table:table-cell>
          <table:table-cell office:value-type="float" office:value="0.228390544652939" calcext:value-type="float">
            <text:p>0.228390544652939</text:p>
          </table:table-cell>
          <table:table-cell office:value-type="float" office:value="0.330227553844452" calcext:value-type="float">
            <text:p>0.330227553844452</text:p>
          </table:table-cell>
          <table:table-cell office:value-type="float" office:value="0.283307313919067" calcext:value-type="float">
            <text:p>0.28330731391906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2069.0653" calcext:value-type="float">
            <text:p>2069.0653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10" calcext:value-type="float">
            <text:p>10</text:p>
          </table:table-cell>
          <table:table-cell office:value-type="float" office:value="0.965670514098552" calcext:value-type="float">
            <text:p>0.965670514098552</text:p>
          </table:table-cell>
          <table:table-cell office:value-type="float" office:value="0.408124843835212" calcext:value-type="float">
            <text:p>0.408124843835212</text:p>
          </table:table-cell>
          <table:table-cell office:value-type="float" office:value="0.301774283644401" calcext:value-type="float">
            <text:p>0.301774283644401</text:p>
          </table:table-cell>
          <table:table-cell office:value-type="float" office:value="0.04505979642272" calcext:value-type="float">
            <text:p>0.04505979642272</text:p>
          </table:table-cell>
          <table:table-cell office:value-type="float" office:value="0.442423939704895" calcext:value-type="float">
            <text:p>0.442423939704895</text:p>
          </table:table-cell>
          <table:table-cell office:value-type="float" office:value="0.374194175004959" calcext:value-type="float">
            <text:p>0.37419417500495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590.1447" calcext:value-type="float">
            <text:p>590.1447</text:p>
          </table:table-cell>
          <table:table-cell office:value-type="string" calcext:value-type="string">
            <text:p>NVIDIA GeForce GTX 1650</text:p>
          </table:table-cell>
          <table:table-cell office:value-type="float" office:value="2898" calcext:value-type="float">
            <text:p>2898</text:p>
          </table:table-cell>
          <table:table-cell office:value-type="float" office:value="5" calcext:value-type="float">
            <text:p>5</text:p>
          </table:table-cell>
          <table:table-cell office:value-type="float" office:value="0.675270991616848" calcext:value-type="float">
            <text:p>0.675270991616848</text:p>
          </table:table-cell>
          <table:table-cell office:value-type="float" office:value="0.297322967949693" calcext:value-type="float">
            <text:p>0.297322967949693</text:p>
          </table:table-cell>
          <table:table-cell office:value-type="float" office:value="0.234700501253133" calcext:value-type="float">
            <text:p>0.234700501253133</text:p>
          </table:table-cell>
          <table:table-cell office:value-type="float" office:value="0.182655438780785" calcext:value-type="float">
            <text:p>0.182655438780785</text:p>
          </table:table-cell>
          <table:table-cell office:value-type="float" office:value="0.357641339302063" calcext:value-type="float">
            <text:p>0.357641339302063</text:p>
          </table:table-cell>
          <table:table-cell office:value-type="float" office:value="0.301190286874771" calcext:value-type="float">
            <text:p>0.30119028687477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447.9358" calcext:value-type="float">
            <text:p>447.9358</text:p>
          </table:table-cell>
          <table:table-cell office:value-type="string" calcext:value-type="string">
            <text:p>NVIDIA GeForce GTX 1650</text:p>
          </table:table-cell>
          <table:table-cell office:value-type="float" office:value="2495" calcext:value-type="float">
            <text:p>2495</text:p>
          </table:table-cell>
          <table:table-cell office:value-type="float" office:value="5" calcext:value-type="float">
            <text:p>5</text:p>
          </table:table-cell>
          <table:table-cell office:value-type="float" office:value="0.665665434154337" calcext:value-type="float">
            <text:p>0.665665434154337</text:p>
          </table:table-cell>
          <table:table-cell office:value-type="float" office:value="0.367599444632938" calcext:value-type="float">
            <text:p>0.367599444632938</text:p>
          </table:table-cell>
          <table:table-cell office:value-type="float" office:value="0.209587946838401" calcext:value-type="float">
            <text:p>0.209587946838401</text:p>
          </table:table-cell>
          <table:table-cell office:value-type="float" office:value="0.187832206487656" calcext:value-type="float">
            <text:p>0.187832206487656</text:p>
          </table:table-cell>
          <table:table-cell office:value-type="float" office:value="0.331143498420715" calcext:value-type="float">
            <text:p>0.331143498420715</text:p>
          </table:table-cell>
          <table:table-cell office:value-type="float" office:value="0.270861893892288" calcext:value-type="float">
            <text:p>0.270861893892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 + 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218995240" calcext:value-type="float">
            <text:p>218995240</text:p>
          </table:table-cell>
          <table:table-cell office:value-type="float" office:value="1038.0805" calcext:value-type="float">
            <text:p>1038.0805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696594147324147" calcext:value-type="float">
            <text:p>0.696594147324147</text:p>
          </table:table-cell>
          <table:table-cell office:value-type="float" office:value="0.352605077160588" calcext:value-type="float">
            <text:p>0.352605077160588</text:p>
          </table:table-cell>
          <table:table-cell office:value-type="float" office:value="0.250173616411745" calcext:value-type="float">
            <text:p>0.25017361641174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27.9769" calcext:value-type="float">
            <text:p>1027.9769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56699431564185" calcext:value-type="float">
            <text:p>0.756699431564185</text:p>
          </table:table-cell>
          <table:table-cell office:value-type="float" office:value="0.385950893963116" calcext:value-type="float">
            <text:p>0.385950893963116</text:p>
          </table:table-cell>
          <table:table-cell office:value-type="float" office:value="0.316385417747827" calcext:value-type="float">
            <text:p>0.316385417747827</text:p>
          </table:table-cell>
          <table:table-cell office:value-type="float" office:value="0.152217820286751" calcext:value-type="float">
            <text:p>0.152217820286751</text:p>
          </table:table-cell>
          <table:table-cell office:value-type="float" office:value="0.350710898637772" calcext:value-type="float">
            <text:p>0.350710898637772</text:p>
          </table:table-cell>
          <table:table-cell office:value-type="float" office:value="0.30721378326416" calcext:value-type="float">
            <text:p>0.3072137832641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20.4378" calcext:value-type="float">
            <text:p>1020.4378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51703035345512" calcext:value-type="float">
            <text:p>0.751703035345512</text:p>
          </table:table-cell>
          <table:table-cell office:value-type="float" office:value="0.377458333260228" calcext:value-type="float">
            <text:p>0.377458333260228</text:p>
          </table:table-cell>
          <table:table-cell office:value-type="float" office:value="0.26242068492906" calcext:value-type="float">
            <text:p>0.26242068492906</text:p>
          </table:table-cell>
          <table:table-cell office:value-type="float" office:value="0.152667105197907" calcext:value-type="float">
            <text:p>0.152667105197907</text:p>
          </table:table-cell>
          <table:table-cell office:value-type="float" office:value="0.346053451299667" calcext:value-type="float">
            <text:p>0.346053451299667</text:p>
          </table:table-cell>
          <table:table-cell office:value-type="float" office:value="0.295904874801636" calcext:value-type="float">
            <text:p>0.295904874801636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string" calcext:value-type="string">
            <text:p>bert-base-uncased</text:p>
          </table:table-cell>
          <table:table-cell table:style-name="ce3" office:value-type="float" office:value="109497620" calcext:value-type="float">
            <text:p>109497620</text:p>
          </table:table-cell>
          <table:table-cell table:style-name="ce3" office:value-type="float" office:value="1042.1091" calcext:value-type="float">
            <text:p>1042.1091</text:p>
          </table:table-cell>
          <table:table-cell table:style-name="ce3" office:value-type="string" calcext:value-type="string">
            <text:p>NVIDIA GeForce GTX 1650</text:p>
          </table:table-cell>
          <table:table-cell table:style-name="ce3" office:value-type="float" office:value="5393" calcext:value-type="float">
            <text:p>53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756699431564185" calcext:value-type="float">
            <text:p>0.756699431564185</text:p>
          </table:table-cell>
          <table:table-cell table:style-name="ce3" office:value-type="float" office:value="0.385950893963116" calcext:value-type="float">
            <text:p>0.385950893963116</text:p>
          </table:table-cell>
          <table:table-cell table:style-name="ce3" office:value-type="float" office:value="0.316385417747827" calcext:value-type="float">
            <text:p>0.316385417747827</text:p>
          </table:table-cell>
          <table:table-cell table:style-name="ce3" office:value-type="float" office:value="0.152217820286751" calcext:value-type="float">
            <text:p>0.152217820286751</text:p>
          </table:table-cell>
          <table:table-cell table:style-name="ce3" office:value-type="float" office:value="0.350710898637772" calcext:value-type="float">
            <text:p>0.350710898637772</text:p>
          </table:table-cell>
          <table:table-cell table:style-name="ce3" office:value-type="float" office:value="0.30721378326416" calcext:value-type="float">
            <text:p>0.30721378326416</text:p>
          </table:table-cell>
          <table:table-cell table:style-name="ce3"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41.1939" calcext:value-type="float">
            <text:p>1041.1939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51703035345512" calcext:value-type="float">
            <text:p>0.751703035345512</text:p>
          </table:table-cell>
          <table:table-cell office:value-type="float" office:value="0.377458333260228" calcext:value-type="float">
            <text:p>0.377458333260228</text:p>
          </table:table-cell>
          <table:table-cell office:value-type="float" office:value="0.26242068492906" calcext:value-type="float">
            <text:p>0.26242068492906</text:p>
          </table:table-cell>
          <table:table-cell office:value-type="float" office:value="0.152667105197907" calcext:value-type="float">
            <text:p>0.152667105197907</text:p>
          </table:table-cell>
          <table:table-cell office:value-type="float" office:value="0.346053451299667" calcext:value-type="float">
            <text:p>0.346053451299667</text:p>
          </table:table-cell>
          <table:table-cell office:value-type="float" office:value="0.295904874801636" calcext:value-type="float">
            <text:p>0.295904874801636</text:p>
          </table:table-cell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string" calcext:value-type="string">
            <text:p>bert-base-uncased</text:p>
          </table:table-cell>
          <table:table-cell table:style-name="ce3" office:value-type="float" office:value="109497620" calcext:value-type="float">
            <text:p>109497620</text:p>
          </table:table-cell>
          <table:table-cell table:style-name="ce3" office:value-type="float" office:value="1056.7766" calcext:value-type="float">
            <text:p>1056.7766</text:p>
          </table:table-cell>
          <table:table-cell table:style-name="ce3" office:value-type="string" calcext:value-type="string">
            <text:p>NVIDIA GeForce GTX 1650</text:p>
          </table:table-cell>
          <table:table-cell table:style-name="ce3" office:value-type="float" office:value="5611" calcext:value-type="float">
            <text:p>56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767434682464096" calcext:value-type="float">
            <text:p>0.767434682464096</text:p>
          </table:table-cell>
          <table:table-cell table:style-name="ce3" office:value-type="float" office:value="0.385137668716207" calcext:value-type="float">
            <text:p>0.385137668716207</text:p>
          </table:table-cell>
          <table:table-cell table:style-name="ce3" office:value-type="float" office:value="0.31801266908907" calcext:value-type="float">
            <text:p>0.31801266908907</text:p>
          </table:table-cell>
          <table:table-cell table:style-name="ce3" office:value-type="float" office:value="0.144538074731827" calcext:value-type="float">
            <text:p>0.144538074731827</text:p>
          </table:table-cell>
          <table:table-cell table:style-name="ce3" office:value-type="float" office:value="0.345621526241302" calcext:value-type="float">
            <text:p>0.345621526241302</text:p>
          </table:table-cell>
          <table:table-cell table:style-name="ce3" office:value-type="float" office:value="0.301613003015518" calcext:value-type="float">
            <text:p>0.301613003015518</text:p>
          </table:table-cell>
          <table:table-cell table:style-name="ce3"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22.017" calcext:value-type="float">
            <text:p>1122.017</text:p>
          </table:table-cell>
          <table:table-cell office:value-type="string" calcext:value-type="string">
            <text:p>NVIDIA GeForce GTX 1650</text:p>
          </table:table-cell>
          <table:table-cell office:value-type="float" office:value="5829" calcext:value-type="float">
            <text:p>5829</text:p>
          </table:table-cell>
          <table:table-cell office:value-type="float" office:value="5" calcext:value-type="float">
            <text:p>5</text:p>
          </table:table-cell>
          <table:table-cell office:value-type="float" office:value="0.793729506336435" calcext:value-type="float">
            <text:p>0.793729506336435</text:p>
          </table:table-cell>
          <table:table-cell office:value-type="float" office:value="0.386060756334553" calcext:value-type="float">
            <text:p>0.386060756334553</text:p>
          </table:table-cell>
          <table:table-cell office:value-type="float" office:value="0.31810496512903" calcext:value-type="float">
            <text:p>0.31810496512903</text:p>
          </table:table-cell>
          <table:table-cell office:value-type="float" office:value="0.13273486495018" calcext:value-type="float">
            <text:p>0.13273486495018</text:p>
          </table:table-cell>
          <table:table-cell office:value-type="float" office:value="0.352452158927917" calcext:value-type="float">
            <text:p>0.352452158927917</text:p>
          </table:table-cell>
          <table:table-cell office:value-type="float" office:value="0.303545922040939" calcext:value-type="float">
            <text:p>0.303545922040939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247.1847" calcext:value-type="float">
            <text:p>1247.1847</text:p>
          </table:table-cell>
          <table:table-cell office:value-type="string" calcext:value-type="string">
            <text:p>NVIDIA GeForce GTX 1650</text:p>
          </table:table-cell>
          <table:table-cell office:value-type="float" office:value="6701" calcext:value-type="float">
            <text:p>6701</text:p>
          </table:table-cell>
          <table:table-cell office:value-type="float" office:value="5" calcext:value-type="float">
            <text:p>5</text:p>
          </table:table-cell>
          <table:table-cell office:value-type="float" office:value="0.846454841419738" calcext:value-type="float">
            <text:p>0.846454841419738</text:p>
          </table:table-cell>
          <table:table-cell office:value-type="float" office:value="0.403441451505595" calcext:value-type="float">
            <text:p>0.403441451505595</text:p>
          </table:table-cell>
          <table:table-cell office:value-type="float" office:value="0.301294953806329" calcext:value-type="float">
            <text:p>0.301294953806329</text:p>
          </table:table-cell>
          <table:table-cell office:value-type="float" office:value="0.103131026029587" calcext:value-type="float">
            <text:p>0.103131026029587</text:p>
          </table:table-cell>
          <table:table-cell office:value-type="float" office:value="0.359607666730881" calcext:value-type="float">
            <text:p>0.359607666730881</text:p>
          </table:table-cell>
          <table:table-cell office:value-type="float" office:value="0.31572100520134" calcext:value-type="float">
            <text:p>0.31572100520134</text:p>
          </table:table-cell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50.4551" calcext:value-type="float">
            <text:p>1050.4551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46707220974942" calcext:value-type="float">
            <text:p>0.746707220974942</text:p>
          </table:table-cell>
          <table:table-cell office:value-type="float" office:value="0.378784447807609" calcext:value-type="float">
            <text:p>0.378784447807609</text:p>
          </table:table-cell>
          <table:table-cell office:value-type="float" office:value="0.31145790302653" calcext:value-type="float">
            <text:p>0.31145790302653</text:p>
          </table:table-cell>
          <table:table-cell office:value-type="float" office:value="0.156595721840858" calcext:value-type="float">
            <text:p>0.156595721840858</text:p>
          </table:table-cell>
          <table:table-cell office:value-type="float" office:value="0.350521177053452" calcext:value-type="float">
            <text:p>0.350521177053452</text:p>
          </table:table-cell>
          <table:table-cell office:value-type="float" office:value="0.29962694644928" calcext:value-type="float">
            <text:p>0.29962694644928</text:p>
          </table:table-cell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237.5612" calcext:value-type="float">
            <text:p>1237.5612</text:p>
          </table:table-cell>
          <table:table-cell office:value-type="string" calcext:value-type="string">
            <text:p>NVIDIA GeForce GTX 1650</text:p>
          </table:table-cell>
          <table:table-cell office:value-type="float" office:value="6701" calcext:value-type="float">
            <text:p>6701</text:p>
          </table:table-cell>
          <table:table-cell office:value-type="float" office:value="5" calcext:value-type="float">
            <text:p>5</text:p>
          </table:table-cell>
          <table:table-cell office:value-type="float" office:value="0.843813214988246" calcext:value-type="float">
            <text:p>0.843813214988246</text:p>
          </table:table-cell>
          <table:table-cell office:value-type="float" office:value="0.398968510480554" calcext:value-type="float">
            <text:p>0.398968510480554</text:p>
          </table:table-cell>
          <table:table-cell office:value-type="float" office:value="0.334778091986689" calcext:value-type="float">
            <text:p>0.334778091986689</text:p>
          </table:table-cell>
          <table:table-cell office:value-type="float" office:value="0.105944707989693" calcext:value-type="float">
            <text:p>0.105944707989693</text:p>
          </table:table-cell>
          <table:table-cell office:value-type="float" office:value="0.360283523797989" calcext:value-type="float">
            <text:p>0.360283523797989</text:p>
          </table:table-cell>
          <table:table-cell office:value-type="float" office:value="0.304947286844254" calcext:value-type="float">
            <text:p>0.304947286844254</text:p>
          </table:table-cell>
          <table:table-cell table:number-columns-repeated="10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24.0089" calcext:value-type="float">
            <text:p>1024.0089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46544456041294" calcext:value-type="float">
            <text:p>0.746544456041294</text:p>
          </table:table-cell>
          <table:table-cell office:value-type="float" office:value="0.383048704113873" calcext:value-type="float">
            <text:p>0.383048704113873</text:p>
          </table:table-cell>
          <table:table-cell office:value-type="float" office:value="0.24695934877657" calcext:value-type="float">
            <text:p>0.24695934877657</text:p>
          </table:table-cell>
          <table:table-cell office:value-type="float" office:value="0.150950133800507" calcext:value-type="float">
            <text:p>0.150950133800507</text:p>
          </table:table-cell>
          <table:table-cell office:value-type="float" office:value="0.348675668239593" calcext:value-type="float">
            <text:p>0.348675668239593</text:p>
          </table:table-cell>
          <table:table-cell office:value-type="float" office:value="0.293163120746613" calcext:value-type="float">
            <text:p>0.293163120746613</text:p>
          </table:table-cell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244.908" calcext:value-type="float">
            <text:p>1244.908</text:p>
          </table:table-cell>
          <table:table-cell office:value-type="string" calcext:value-type="string">
            <text:p>NVIDIA GeForce GTX 1650</text:p>
          </table:table-cell>
          <table:table-cell office:value-type="float" office:value="6701" calcext:value-type="float">
            <text:p>6701</text:p>
          </table:table-cell>
          <table:table-cell office:value-type="float" office:value="5" calcext:value-type="float">
            <text:p>5</text:p>
          </table:table-cell>
          <table:table-cell office:value-type="float" office:value="0.854235381871734" calcext:value-type="float">
            <text:p>0.854235381871734</text:p>
          </table:table-cell>
          <table:table-cell office:value-type="float" office:value="0.398076814181771" calcext:value-type="float">
            <text:p>0.398076814181771</text:p>
          </table:table-cell>
          <table:table-cell office:value-type="float" office:value="0.325852523106007" calcext:value-type="float">
            <text:p>0.325852523106007</text:p>
          </table:table-cell>
          <table:table-cell office:value-type="float" office:value="0.101772122085094" calcext:value-type="float">
            <text:p>0.101772122085094</text:p>
          </table:table-cell>
          <table:table-cell office:value-type="float" office:value="0.356270313262939" calcext:value-type="float">
            <text:p>0.356270313262939</text:p>
          </table:table-cell>
          <table:table-cell office:value-type="float" office:value="0.299995392560959" calcext:value-type="float">
            <text:p>0.299995392560959</text:p>
          </table:table-cell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41.6177" calcext:value-type="float">
            <text:p>1041.6177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54802854209665" calcext:value-type="float">
            <text:p>0.754802854209665</text:p>
          </table:table-cell>
          <table:table-cell office:value-type="float" office:value="0.379699854025117" calcext:value-type="float">
            <text:p>0.379699854025117</text:p>
          </table:table-cell>
          <table:table-cell office:value-type="float" office:value="0.262237113476166" calcext:value-type="float">
            <text:p>0.262237113476166</text:p>
          </table:table-cell>
          <table:table-cell office:value-type="float" office:value="0.148919776082039" calcext:value-type="float">
            <text:p>0.148919776082039</text:p>
          </table:table-cell>
          <table:table-cell office:value-type="float" office:value="0.351966828107834" calcext:value-type="float">
            <text:p>0.351966828107834</text:p>
          </table:table-cell>
          <table:table-cell office:value-type="float" office:value="0.304249495267868" calcext:value-type="float">
            <text:p>0.304249495267868</text:p>
          </table:table-cell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232.3139" calcext:value-type="float">
            <text:p>1232.3139</text:p>
          </table:table-cell>
          <table:table-cell office:value-type="string" calcext:value-type="string">
            <text:p>NVIDIA GeForce GTX 1650</text:p>
          </table:table-cell>
          <table:table-cell office:value-type="float" office:value="6701" calcext:value-type="float">
            <text:p>6701</text:p>
          </table:table-cell>
          <table:table-cell office:value-type="float" office:value="5" calcext:value-type="float">
            <text:p>5</text:p>
          </table:table-cell>
          <table:table-cell office:value-type="float" office:value="0.846293615508644" calcext:value-type="float">
            <text:p>0.846293615508644</text:p>
          </table:table-cell>
          <table:table-cell office:value-type="float" office:value="0.399796333022489" calcext:value-type="float">
            <text:p>0.399796333022489</text:p>
          </table:table-cell>
          <table:table-cell office:value-type="float" office:value="0.308637638788267" calcext:value-type="float">
            <text:p>0.308637638788267</text:p>
          </table:table-cell>
          <table:table-cell office:value-type="float" office:value="0.10479298979044" calcext:value-type="float">
            <text:p>0.10479298979044</text:p>
          </table:table-cell>
          <table:table-cell office:value-type="float" office:value="0.360416829586029" calcext:value-type="float">
            <text:p>0.360416829586029</text:p>
          </table:table-cell>
          <table:table-cell office:value-type="float" office:value="0.318427473306656" calcext:value-type="float">
            <text:p>0.318427473306656</text:p>
          </table:table-cell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68.5529" calcext:value-type="float">
            <text:p>1168.5529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17462410975851" calcext:value-type="float">
            <text:p>0.817462410975851</text:p>
          </table:table-cell>
          <table:table-cell office:value-type="float" office:value="0.392223702071523" calcext:value-type="float">
            <text:p>0.392223702071523</text:p>
          </table:table-cell>
          <table:table-cell office:value-type="float" office:value="0.316814998394182" calcext:value-type="float">
            <text:p>0.316814998394182</text:p>
          </table:table-cell>
          <table:table-cell office:value-type="float" office:value="0.118727318942547" calcext:value-type="float">
            <text:p>0.118727318942547</text:p>
          </table:table-cell>
          <table:table-cell office:value-type="float" office:value="0.355413317680359" calcext:value-type="float">
            <text:p>0.355413317680359</text:p>
          </table:table-cell>
          <table:table-cell office:value-type="float" office:value="0.301867723464966" calcext:value-type="float">
            <text:p>0.301867723464966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63.2448" calcext:value-type="float">
            <text:p>1163.2448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25396870509722" calcext:value-type="float">
            <text:p>0.825396870509722</text:p>
          </table:table-cell>
          <table:table-cell office:value-type="float" office:value="0.399387259102943" calcext:value-type="float">
            <text:p>0.399387259102943</text:p>
          </table:table-cell>
          <table:table-cell office:value-type="float" office:value="0.316520680240217" calcext:value-type="float">
            <text:p>0.316520680240217</text:p>
          </table:table-cell>
          <table:table-cell office:value-type="float" office:value="0.117068774998188" calcext:value-type="float">
            <text:p>0.117068774998188</text:p>
          </table:table-cell>
          <table:table-cell office:value-type="float" office:value="0.352607309818268" calcext:value-type="float">
            <text:p>0.352607309818268</text:p>
          </table:table-cell>
          <table:table-cell office:value-type="float" office:value="0.307192027568817" calcext:value-type="float">
            <text:p>0.307192027568817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66.4544" calcext:value-type="float">
            <text:p>1166.4544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29511549658274" calcext:value-type="float">
            <text:p>0.829511549658274</text:p>
          </table:table-cell>
          <table:table-cell office:value-type="float" office:value="0.387680212153785" calcext:value-type="float">
            <text:p>0.387680212153785</text:p>
          </table:table-cell>
          <table:table-cell office:value-type="float" office:value="0.313684802178933" calcext:value-type="float">
            <text:p>0.313684802178933</text:p>
          </table:table-cell>
          <table:table-cell office:value-type="float" office:value="0.115843459963799" calcext:value-type="float">
            <text:p>0.115843459963799</text:p>
          </table:table-cell>
          <table:table-cell office:value-type="float" office:value="0.356284469366074" calcext:value-type="float">
            <text:p>0.356284469366074</text:p>
          </table:table-cell>
          <table:table-cell office:value-type="float" office:value="0.309179544448853" calcext:value-type="float">
            <text:p>0.309179544448853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62.0481" calcext:value-type="float">
            <text:p>1162.0481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16646854920528" calcext:value-type="float">
            <text:p>0.816646854920528</text:p>
          </table:table-cell>
          <table:table-cell office:value-type="float" office:value="0.397998472042815" calcext:value-type="float">
            <text:p>0.397998472042815</text:p>
          </table:table-cell>
          <table:table-cell office:value-type="float" office:value="0.264189851050987" calcext:value-type="float">
            <text:p>0.264189851050987</text:p>
          </table:table-cell>
          <table:table-cell office:value-type="float" office:value="0.120027139782906" calcext:value-type="float">
            <text:p>0.120027139782906</text:p>
          </table:table-cell>
          <table:table-cell office:value-type="float" office:value="0.357855439186096" calcext:value-type="float">
            <text:p>0.357855439186096</text:p>
          </table:table-cell>
          <table:table-cell office:value-type="float" office:value="0.310736298561096" calcext:value-type="float">
            <text:p>0.310736298561096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99.24" calcext:value-type="float">
            <text:p>1199.24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29805758843107" calcext:value-type="float">
            <text:p>0.829805758843107</text:p>
          </table:table-cell>
          <table:table-cell office:value-type="float" office:value="0.398333063163621" calcext:value-type="float">
            <text:p>0.398333063163621</text:p>
          </table:table-cell>
          <table:table-cell office:value-type="float" office:value="0.280841423105445" calcext:value-type="float">
            <text:p>0.280841423105445</text:p>
          </table:table-cell>
          <table:table-cell office:value-type="float" office:value="0.114927478134632" calcext:value-type="float">
            <text:p>0.114927478134632</text:p>
          </table:table-cell>
          <table:table-cell office:value-type="float" office:value="0.355561584234238" calcext:value-type="float">
            <text:p>0.355561584234238</text:p>
          </table:table-cell>
          <table:table-cell office:value-type="float" office:value="0.296729922294617" calcext:value-type="float">
            <text:p>0.296729922294617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87.2544" calcext:value-type="float">
            <text:p>1187.2544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22282300161691" calcext:value-type="float">
            <text:p>0.822282300161691</text:p>
          </table:table-cell>
          <table:table-cell office:value-type="float" office:value="0.392102275141296" calcext:value-type="float">
            <text:p>0.392102275141296</text:p>
          </table:table-cell>
          <table:table-cell office:value-type="float" office:value="0.316151063830116" calcext:value-type="float">
            <text:p>0.316151063830116</text:p>
          </table:table-cell>
          <table:table-cell office:value-type="float" office:value="0.114812448620796" calcext:value-type="float">
            <text:p>0.114812448620796</text:p>
          </table:table-cell>
          <table:table-cell office:value-type="float" office:value="0.355021983385086" calcext:value-type="float">
            <text:p>0.355021983385086</text:p>
          </table:table-cell>
          <table:table-cell office:value-type="float" office:value="0.300024211406708" calcext:value-type="float">
            <text:p>0.300024211406708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41.6177" calcext:value-type="float">
            <text:p>1041.6177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54802854209665" calcext:value-type="float">
            <text:p>0.754802854209665</text:p>
          </table:table-cell>
          <table:table-cell office:value-type="float" office:value="0.379699854025117" calcext:value-type="float">
            <text:p>0.379699854025117</text:p>
          </table:table-cell>
          <table:table-cell office:value-type="float" office:value="0.262237113476166" calcext:value-type="float">
            <text:p>0.262237113476166</text:p>
          </table:table-cell>
          <table:table-cell office:value-type="float" office:value="0.148919776082039" calcext:value-type="float">
            <text:p>0.148919776082039</text:p>
          </table:table-cell>
          <table:table-cell office:value-type="float" office:value="0.351966828107834" calcext:value-type="float">
            <text:p>0.351966828107834</text:p>
          </table:table-cell>
          <table:table-cell office:value-type="float" office:value="0.304249495267868" calcext:value-type="float">
            <text:p>0.3042494952678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87.2544" calcext:value-type="float">
            <text:p>1187.2544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22282300161691" calcext:value-type="float">
            <text:p>0.822282300161691</text:p>
          </table:table-cell>
          <table:table-cell office:value-type="float" office:value="0.392102275141296" calcext:value-type="float">
            <text:p>0.392102275141296</text:p>
          </table:table-cell>
          <table:table-cell office:value-type="float" office:value="0.316151063830116" calcext:value-type="float">
            <text:p>0.316151063830116</text:p>
          </table:table-cell>
          <table:table-cell office:value-type="float" office:value="0.114812448620796" calcext:value-type="float">
            <text:p>0.114812448620796</text:p>
          </table:table-cell>
          <table:table-cell office:value-type="float" office:value="0.355021983385086" calcext:value-type="float">
            <text:p>0.355021983385086</text:p>
          </table:table-cell>
          <table:table-cell office:value-type="float" office:value="0.300024211406708" calcext:value-type="float">
            <text:p>0.300024211406708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232.3139" calcext:value-type="float">
            <text:p>1232.3139</text:p>
          </table:table-cell>
          <table:table-cell office:value-type="string" calcext:value-type="string">
            <text:p>NVIDIA GeForce GTX 1650</text:p>
          </table:table-cell>
          <table:table-cell office:value-type="float" office:value="6701" calcext:value-type="float">
            <text:p>6701</text:p>
          </table:table-cell>
          <table:table-cell office:value-type="float" office:value="5" calcext:value-type="float">
            <text:p>5</text:p>
          </table:table-cell>
          <table:table-cell office:value-type="float" office:value="0.846293615508644" calcext:value-type="float">
            <text:p>0.846293615508644</text:p>
          </table:table-cell>
          <table:table-cell office:value-type="float" office:value="0.399796333022489" calcext:value-type="float">
            <text:p>0.399796333022489</text:p>
          </table:table-cell>
          <table:table-cell office:value-type="float" office:value="0.308637638788267" calcext:value-type="float">
            <text:p>0.308637638788267</text:p>
          </table:table-cell>
          <table:table-cell office:value-type="float" office:value="0.10479298979044" calcext:value-type="float">
            <text:p>0.10479298979044</text:p>
          </table:table-cell>
          <table:table-cell office:value-type="float" office:value="0.360416829586029" calcext:value-type="float">
            <text:p>0.360416829586029</text:p>
          </table:table-cell>
          <table:table-cell office:value-type="float" office:value="0.318427473306656" calcext:value-type="float">
            <text:p>0.3184274733066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[.J34]-[.J32]" office:value-type="float" office:value="0.020096478997372" calcext:value-type="float">
            <text:p>0.020096478997372</text:p>
          </table:table-cell>
          <table:table-cell table:formula="of:=[.K34]-[.K32]" office:value-type="float" office:value="0.046400525312101" calcext:value-type="float">
            <text:p>0.0464005253121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24.0089" calcext:value-type="float">
            <text:p>1024.0089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46544456041294" calcext:value-type="float">
            <text:p>0.746544456041294</text:p>
          </table:table-cell>
          <table:table-cell office:value-type="float" office:value="0.383048704113873" calcext:value-type="float">
            <text:p>0.383048704113873</text:p>
          </table:table-cell>
          <table:table-cell office:value-type="float" office:value="0.24695934877657" calcext:value-type="float">
            <text:p>0.24695934877657</text:p>
          </table:table-cell>
          <table:table-cell office:value-type="float" office:value="0.150950133800507" calcext:value-type="float">
            <text:p>0.150950133800507</text:p>
          </table:table-cell>
          <table:table-cell office:value-type="float" office:value="0.348675668239593" calcext:value-type="float">
            <text:p>0.348675668239593</text:p>
          </table:table-cell>
          <table:table-cell office:value-type="float" office:value="0.293163120746613" calcext:value-type="float">
            <text:p>0.293163120746613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99.24" calcext:value-type="float">
            <text:p>1199.24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29805758843107" calcext:value-type="float">
            <text:p>0.829805758843107</text:p>
          </table:table-cell>
          <table:table-cell office:value-type="float" office:value="0.398333063163621" calcext:value-type="float">
            <text:p>0.398333063163621</text:p>
          </table:table-cell>
          <table:table-cell office:value-type="float" office:value="0.280841423105445" calcext:value-type="float">
            <text:p>0.280841423105445</text:p>
          </table:table-cell>
          <table:table-cell office:value-type="float" office:value="0.114927478134632" calcext:value-type="float">
            <text:p>0.114927478134632</text:p>
          </table:table-cell>
          <table:table-cell office:value-type="float" office:value="0.355561584234238" calcext:value-type="float">
            <text:p>0.355561584234238</text:p>
          </table:table-cell>
          <table:table-cell office:value-type="float" office:value="0.296729922294617" calcext:value-type="float">
            <text:p>0.296729922294617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244.908" calcext:value-type="float">
            <text:p>1244.908</text:p>
          </table:table-cell>
          <table:table-cell office:value-type="string" calcext:value-type="string">
            <text:p>NVIDIA GeForce GTX 1650</text:p>
          </table:table-cell>
          <table:table-cell office:value-type="float" office:value="6701" calcext:value-type="float">
            <text:p>6701</text:p>
          </table:table-cell>
          <table:table-cell office:value-type="float" office:value="5" calcext:value-type="float">
            <text:p>5</text:p>
          </table:table-cell>
          <table:table-cell office:value-type="float" office:value="0.854235381871734" calcext:value-type="float">
            <text:p>0.854235381871734</text:p>
          </table:table-cell>
          <table:table-cell office:value-type="float" office:value="0.398076814181771" calcext:value-type="float">
            <text:p>0.398076814181771</text:p>
          </table:table-cell>
          <table:table-cell office:value-type="float" office:value="0.325852523106007" calcext:value-type="float">
            <text:p>0.325852523106007</text:p>
          </table:table-cell>
          <table:table-cell office:value-type="float" office:value="0.101772122085094" calcext:value-type="float">
            <text:p>0.101772122085094</text:p>
          </table:table-cell>
          <table:table-cell office:value-type="float" office:value="0.356270313262939" calcext:value-type="float">
            <text:p>0.356270313262939</text:p>
          </table:table-cell>
          <table:table-cell office:value-type="float" office:value="0.299995392560959" calcext:value-type="float">
            <text:p>0.299995392560959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[.J39]-[.J37]" office:value-type="float" office:value="0.015028110067898" calcext:value-type="float">
            <text:p>0.015028110067898</text:p>
          </table:table-cell>
          <table:table-cell table:formula="of:=[.K39]-[.K37]" office:value-type="float" office:value="0.078893174329437" calcext:value-type="float">
            <text:p>0.07889317432943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50.4551" calcext:value-type="float">
            <text:p>1050.4551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46707220974942" calcext:value-type="float">
            <text:p>0.746707220974942</text:p>
          </table:table-cell>
          <table:table-cell office:value-type="float" office:value="0.378784447807609" calcext:value-type="float">
            <text:p>0.378784447807609</text:p>
          </table:table-cell>
          <table:table-cell office:value-type="float" office:value="0.31145790302653" calcext:value-type="float">
            <text:p>0.31145790302653</text:p>
          </table:table-cell>
          <table:table-cell office:value-type="float" office:value="0.156595721840858" calcext:value-type="float">
            <text:p>0.156595721840858</text:p>
          </table:table-cell>
          <table:table-cell office:value-type="float" office:value="0.350521177053452" calcext:value-type="float">
            <text:p>0.350521177053452</text:p>
          </table:table-cell>
          <table:table-cell office:value-type="float" office:value="0.29962694644928" calcext:value-type="float">
            <text:p>0.29962694644928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62.0481" calcext:value-type="float">
            <text:p>1162.0481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16646854920528" calcext:value-type="float">
            <text:p>0.816646854920528</text:p>
          </table:table-cell>
          <table:table-cell office:value-type="float" office:value="0.397998472042815" calcext:value-type="float">
            <text:p>0.397998472042815</text:p>
          </table:table-cell>
          <table:table-cell office:value-type="float" office:value="0.264189851050987" calcext:value-type="float">
            <text:p>0.264189851050987</text:p>
          </table:table-cell>
          <table:table-cell office:value-type="float" office:value="0.120027139782906" calcext:value-type="float">
            <text:p>0.120027139782906</text:p>
          </table:table-cell>
          <table:table-cell office:value-type="float" office:value="0.357855439186096" calcext:value-type="float">
            <text:p>0.357855439186096</text:p>
          </table:table-cell>
          <table:table-cell office:value-type="float" office:value="0.310736298561096" calcext:value-type="float">
            <text:p>0.310736298561096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237.5612" calcext:value-type="float">
            <text:p>1237.5612</text:p>
          </table:table-cell>
          <table:table-cell office:value-type="string" calcext:value-type="string">
            <text:p>NVIDIA GeForce GTX 1650</text:p>
          </table:table-cell>
          <table:table-cell office:value-type="float" office:value="6701" calcext:value-type="float">
            <text:p>6701</text:p>
          </table:table-cell>
          <table:table-cell office:value-type="float" office:value="5" calcext:value-type="float">
            <text:p>5</text:p>
          </table:table-cell>
          <table:table-cell office:value-type="float" office:value="0.843813214988246" calcext:value-type="float">
            <text:p>0.843813214988246</text:p>
          </table:table-cell>
          <table:table-cell office:value-type="float" office:value="0.398968510480554" calcext:value-type="float">
            <text:p>0.398968510480554</text:p>
          </table:table-cell>
          <table:table-cell office:value-type="float" office:value="0.334778091986689" calcext:value-type="float">
            <text:p>0.334778091986689</text:p>
          </table:table-cell>
          <table:table-cell office:value-type="float" office:value="0.105944707989693" calcext:value-type="float">
            <text:p>0.105944707989693</text:p>
          </table:table-cell>
          <table:table-cell office:value-type="float" office:value="0.360283523797989" calcext:value-type="float">
            <text:p>0.360283523797989</text:p>
          </table:table-cell>
          <table:table-cell office:value-type="float" office:value="0.304947286844254" calcext:value-type="float">
            <text:p>0.30494728684425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[.J44]-[.J42]" office:value-type="float" office:value="0.020184062672945" calcext:value-type="float">
            <text:p>0.020184062672945</text:p>
          </table:table-cell>
          <table:table-cell table:formula="of:=[.K44]-[.K42]" office:value-type="float" office:value="0.023320188960159" calcext:value-type="float">
            <text:p>0.02332018896015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042.1091" calcext:value-type="float">
            <text:p>1042.1091</text:p>
          </table:table-cell>
          <table:table-cell office:value-type="string" calcext:value-type="string">
            <text:p>NVIDIA GeForce GTX 1650</text:p>
          </table:table-cell>
          <table:table-cell office:value-type="float" office:value="5393" calcext:value-type="float">
            <text:p>5393</text:p>
          </table:table-cell>
          <table:table-cell office:value-type="float" office:value="5" calcext:value-type="float">
            <text:p>5</text:p>
          </table:table-cell>
          <table:table-cell office:value-type="float" office:value="0.756699431564185" calcext:value-type="float">
            <text:p>0.756699431564185</text:p>
          </table:table-cell>
          <table:table-cell office:value-type="float" office:value="0.385950893963116" calcext:value-type="float">
            <text:p>0.385950893963116</text:p>
          </table:table-cell>
          <table:table-cell office:value-type="float" office:value="0.316385417747827" calcext:value-type="float">
            <text:p>0.316385417747827</text:p>
          </table:table-cell>
          <table:table-cell office:value-type="float" office:value="0.152217820286751" calcext:value-type="float">
            <text:p>0.152217820286751</text:p>
          </table:table-cell>
          <table:table-cell office:value-type="float" office:value="0.350710898637772" calcext:value-type="float">
            <text:p>0.350710898637772</text:p>
          </table:table-cell>
          <table:table-cell office:value-type="float" office:value="0.30721378326416" calcext:value-type="float">
            <text:p>0.30721378326416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168.5529" calcext:value-type="float">
            <text:p>1168.5529</text:p>
          </table:table-cell>
          <table:table-cell office:value-type="string" calcext:value-type="string">
            <text:p>NVIDIA GeForce GTX 1650</text:p>
          </table:table-cell>
          <table:table-cell office:value-type="float" office:value="6265" calcext:value-type="float">
            <text:p>6265</text:p>
          </table:table-cell>
          <table:table-cell office:value-type="float" office:value="5" calcext:value-type="float">
            <text:p>5</text:p>
          </table:table-cell>
          <table:table-cell office:value-type="float" office:value="0.817462410975851" calcext:value-type="float">
            <text:p>0.817462410975851</text:p>
          </table:table-cell>
          <table:table-cell office:value-type="float" office:value="0.392223702071523" calcext:value-type="float">
            <text:p>0.392223702071523</text:p>
          </table:table-cell>
          <table:table-cell office:value-type="float" office:value="0.316814998394182" calcext:value-type="float">
            <text:p>0.316814998394182</text:p>
          </table:table-cell>
          <table:table-cell office:value-type="float" office:value="0.118727318942547" calcext:value-type="float">
            <text:p>0.118727318942547</text:p>
          </table:table-cell>
          <table:table-cell office:value-type="float" office:value="0.355413317680359" calcext:value-type="float">
            <text:p>0.355413317680359</text:p>
          </table:table-cell>
          <table:table-cell office:value-type="float" office:value="0.301867723464966" calcext:value-type="float">
            <text:p>0.30186772346496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ert-base-uncased</text:p>
          </table:table-cell>
          <table:table-cell office:value-type="float" office:value="109497620" calcext:value-type="float">
            <text:p>109497620</text:p>
          </table:table-cell>
          <table:table-cell office:value-type="float" office:value="1247.1847" calcext:value-type="float">
            <text:p>1247.1847</text:p>
          </table:table-cell>
          <table:table-cell office:value-type="string" calcext:value-type="string">
            <text:p>NVIDIA GeForce GTX 1650</text:p>
          </table:table-cell>
          <table:table-cell office:value-type="float" office:value="6701" calcext:value-type="float">
            <text:p>6701</text:p>
          </table:table-cell>
          <table:table-cell office:value-type="float" office:value="5" calcext:value-type="float">
            <text:p>5</text:p>
          </table:table-cell>
          <table:table-cell office:value-type="float" office:value="0.846454841419738" calcext:value-type="float">
            <text:p>0.846454841419738</text:p>
          </table:table-cell>
          <table:table-cell office:value-type="float" office:value="0.403441451505595" calcext:value-type="float">
            <text:p>0.403441451505595</text:p>
          </table:table-cell>
          <table:table-cell office:value-type="float" office:value="0.301294953806329" calcext:value-type="float">
            <text:p>0.301294953806329</text:p>
          </table:table-cell>
          <table:table-cell office:value-type="float" office:value="0.103131026029587" calcext:value-type="float">
            <text:p>0.103131026029587</text:p>
          </table:table-cell>
          <table:table-cell office:value-type="float" office:value="0.359607666730881" calcext:value-type="float">
            <text:p>0.359607666730881</text:p>
          </table:table-cell>
          <table:table-cell office:value-type="float" office:value="0.31572100520134" calcext:value-type="float">
            <text:p>0.3157210052013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formula="of:=[.J49]-[.J47]" office:value-type="float" office:value="0.017490557542479" calcext:value-type="float">
            <text:p>0.017490557542479</text:p>
          </table:table-cell>
          <table:table-cell table:formula="of:=[.K49]-[.K47]" office:value-type="float" office:value="-0.015090463941498" calcext:value-type="float">
            <text:p>-0.01509046394149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AVERAGE([.J35];[.J40];[.J45];[.J50])" office:value-type="float" office:value="0.0181998023201735" calcext:value-type="float">
            <text:p>0.0181998023201735</text:p>
          </table:table-cell>
          <table:table-cell table:formula="of:=AVERAGE([.K35];[.K40];[.K45];[.K50])" office:value-type="float" office:value="0.0333808561650497" calcext:value-type="float">
            <text:p>0.033380856165049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experiment</text:p>
          </table:table-cell>
          <table:table-cell table:number-columns-repeated="1021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eed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experiment</text:p>
          </table:table-cell>
          <table:table-cell table:number-columns-repeated="2"/>
          <table:table-cell office:value-type="string" calcext:value-type="string">
            <text:p>seed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experi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F1-12</text:p>
          </table:table-cell>
          <table:table-cell/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35118" calcext:value-type="float">
            <text:p>0.35118</text:p>
          </table:table-cell>
          <table:table-cell office:value-type="float" office:value="0.250581" calcext:value-type="float">
            <text:p>0.250581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F1-1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F1-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33652" calcext:value-type="float">
            <text:p>0.33652</text:p>
          </table:table-cell>
          <table:table-cell office:value-type="float" office:value="0.330031" calcext:value-type="float">
            <text:p>0.3300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4" calcext:value-type="float">
            <text:p>0.284</text:p>
          </table:table-cell>
          <table:table-cell office:value-type="float" office:value="0.342654" calcext:value-type="float">
            <text:p>0.342654</text:p>
          </table:table-cell>
          <table:table-cell office:value-type="float" office:value="0.311772" calcext:value-type="float">
            <text:p>0.311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64044" calcext:value-type="float">
            <text:p>0.364044</text:p>
          </table:table-cell>
          <table:table-cell office:value-type="float" office:value="0.181304" calcext:value-type="float">
            <text:p>0.18130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337285" calcext:value-type="float">
            <text:p>0.337285</text:p>
          </table:table-cell>
          <table:table-cell office:value-type="float" office:value="0.382974" calcext:value-type="float">
            <text:p>0.3829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54" calcext:value-type="float">
            <text:p>0.254</text:p>
          </table:table-cell>
          <table:table-cell office:value-type="float" office:value="0.333273" calcext:value-type="float">
            <text:p>0.333273</text:p>
          </table:table-cell>
          <table:table-cell office:value-type="float" office:value="0.352608" calcext:value-type="float">
            <text:p>0.3526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43625" calcext:value-type="float">
            <text:p>0.343625</text:p>
          </table:table-cell>
          <table:table-cell office:value-type="float" office:value="0.29253" calcext:value-type="float">
            <text:p>0.29253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347204" calcext:value-type="float">
            <text:p>0.347204</text:p>
          </table:table-cell>
          <table:table-cell office:value-type="float" office:value="0.384181" calcext:value-type="float">
            <text:p>0.3841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208" calcext:value-type="float">
            <text:p>0.2208</text:p>
          </table:table-cell>
          <table:table-cell table:style-name="ce3" office:value-type="float" office:value="0.344051" calcext:value-type="float">
            <text:p>0.344051</text:p>
          </table:table-cell>
          <table:table-cell table:style-name="ce3" office:value-type="float" office:value="0.412257" calcext:value-type="float">
            <text:p>0.412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339144" calcext:value-type="float">
            <text:p>0.339144</text:p>
          </table:table-cell>
          <table:table-cell office:value-type="float" office:value="0.354511" calcext:value-type="float">
            <text:p>0.35451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359503" calcext:value-type="float">
            <text:p>0.359503</text:p>
          </table:table-cell>
          <table:table-cell office:value-type="float" office:value="0.385135" calcext:value-type="float">
            <text:p>0.3851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353969" calcext:value-type="float">
            <text:p>0.353969</text:p>
          </table:table-cell>
          <table:table-cell office:value-type="float" office:value="0.405573" calcext:value-type="float">
            <text:p>0.4055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342179" calcext:value-type="float">
            <text:p>0.342179</text:p>
          </table:table-cell>
          <table:table-cell office:value-type="float" office:value="0.379093" calcext:value-type="float">
            <text:p>0.37909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43" calcext:value-type="float">
            <text:p>0.1543</text:p>
          </table:table-cell>
          <table:table-cell table:style-name="ce3" office:value-type="float" office:value="0.374639" calcext:value-type="float">
            <text:p>0.374639</text:p>
          </table:table-cell>
          <table:table-cell table:style-name="ce3" office:value-type="float" office:value="0.424291" calcext:value-type="float">
            <text:p>0.4242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657" calcext:value-type="float">
            <text:p>0.1657</text:p>
          </table:table-cell>
          <table:table-cell table:style-name="ce3" office:value-type="float" office:value="0.372158" calcext:value-type="float">
            <text:p>0.372158</text:p>
          </table:table-cell>
          <table:table-cell table:style-name="ce3" office:value-type="float" office:value="0.432068" calcext:value-type="float">
            <text:p>0.4320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35463" calcext:value-type="float">
            <text:p>0.35463</text:p>
          </table:table-cell>
          <table:table-cell office:value-type="float" office:value="0.380116" calcext:value-type="float">
            <text:p>0.38011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396393" calcext:value-type="float">
            <text:p>0.396393</text:p>
          </table:table-cell>
          <table:table-cell office:value-type="float" office:value="0.400477" calcext:value-type="float">
            <text:p>0.4004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38886" calcext:value-type="float">
            <text:p>0.38886</text:p>
          </table:table-cell>
          <table:table-cell office:value-type="float" office:value="0.426986" calcext:value-type="float">
            <text:p>0.4269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66" calcext:value-type="float">
            <text:p>0.1966</text:p>
          </table:table-cell>
          <table:table-cell table:style-name="ce3" office:value-type="float" office:value="0.368093" calcext:value-type="float">
            <text:p>0.368093</text:p>
          </table:table-cell>
          <table:table-cell table:style-name="ce3" office:value-type="float" office:value="0.427092" calcext:value-type="float">
            <text:p>0.42709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417156" calcext:value-type="float">
            <text:p>0.417156</text:p>
          </table:table-cell>
          <table:table-cell office:value-type="float" office:value="0.403354" calcext:value-type="float">
            <text:p>0.4033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7" calcext:value-type="float">
            <text:p>0.117</text:p>
          </table:table-cell>
          <table:table-cell table:style-name="ce3" office:value-type="float" office:value="0.41037" calcext:value-type="float">
            <text:p>0.41037</text:p>
          </table:table-cell>
          <table:table-cell table:style-name="ce3" office:value-type="float" office:value="0.447718" calcext:value-type="float">
            <text:p>0.4477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375972" calcext:value-type="float">
            <text:p>0.375972</text:p>
          </table:table-cell>
          <table:table-cell office:value-type="float" office:value="0.429683" calcext:value-type="float">
            <text:p>0.429683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02" calcext:value-type="float">
            <text:p>0.0902</text:p>
          </table:table-cell>
          <table:table-cell table:style-name="ce3" office:value-type="float" office:value="0.440166" calcext:value-type="float">
            <text:p>0.440166</text:p>
          </table:table-cell>
          <table:table-cell table:style-name="ce3" office:value-type="float" office:value="0.433701" calcext:value-type="float">
            <text:p>0.4337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432876" calcext:value-type="float">
            <text:p>0.432876</text:p>
          </table:table-cell>
          <table:table-cell office:value-type="float" office:value="0.445132" calcext:value-type="float">
            <text:p>0.4451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398141" calcext:value-type="float">
            <text:p>0.398141</text:p>
          </table:table-cell>
          <table:table-cell office:value-type="float" office:value="0.423994" calcext:value-type="float">
            <text:p>0.42399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460026" calcext:value-type="float">
            <text:p>0.460026</text:p>
          </table:table-cell>
          <table:table-cell office:value-type="float" office:value="0.407162" calcext:value-type="float">
            <text:p>0.4071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447614" calcext:value-type="float">
            <text:p>0.447614</text:p>
          </table:table-cell>
          <table:table-cell office:value-type="float" office:value="0.448589" calcext:value-type="float">
            <text:p>0.4485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408813" calcext:value-type="float">
            <text:p>0.408813</text:p>
          </table:table-cell>
          <table:table-cell office:value-type="float" office:value="0.422183" calcext:value-type="float">
            <text:p>0.42218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479382" calcext:value-type="float">
            <text:p>0.479382</text:p>
          </table:table-cell>
          <table:table-cell office:value-type="float" office:value="0.428941" calcext:value-type="float">
            <text:p>0.4289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669" calcext:value-type="float">
            <text:p>0.0669</text:p>
          </table:table-cell>
          <table:table-cell table:style-name="ce3" office:value-type="float" office:value="0.46464" calcext:value-type="float">
            <text:p>0.46464</text:p>
          </table:table-cell>
          <table:table-cell table:style-name="ce3" office:value-type="float" office:value="0.450779" calcext:value-type="float">
            <text:p>0.4507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419538" calcext:value-type="float">
            <text:p>0.419538</text:p>
          </table:table-cell>
          <table:table-cell office:value-type="float" office:value="0.4268" calcext:value-type="float">
            <text:p>0.426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49724" calcext:value-type="float">
            <text:p>0.49724</text:p>
          </table:table-cell>
          <table:table-cell office:value-type="float" office:value="0.41944" calcext:value-type="float">
            <text:p>0.419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48493" calcext:value-type="float">
            <text:p>0.48493</text:p>
          </table:table-cell>
          <table:table-cell office:value-type="float" office:value="0.447149" calcext:value-type="float">
            <text:p>0.4471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811" calcext:value-type="float">
            <text:p>0.0811</text:p>
          </table:table-cell>
          <table:table-cell table:style-name="ce3" office:value-type="float" office:value="0.429254" calcext:value-type="float">
            <text:p>0.429254</text:p>
          </table:table-cell>
          <table:table-cell table:style-name="ce3" office:value-type="float" office:value="0.429801" calcext:value-type="float">
            <text:p>0.42980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507658" calcext:value-type="float">
            <text:p>0.507658</text:p>
          </table:table-cell>
          <table:table-cell office:value-type="float" office:value="0.428064" calcext:value-type="float">
            <text:p>0.4280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496318" calcext:value-type="float">
            <text:p>0.496318</text:p>
          </table:table-cell>
          <table:table-cell office:value-type="float" office:value="0.447732" calcext:value-type="float">
            <text:p>0.4477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432366" calcext:value-type="float">
            <text:p>0.432366</text:p>
          </table:table-cell>
          <table:table-cell office:value-type="float" office:value="0.425491" calcext:value-type="float">
            <text:p>0.425491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517883" calcext:value-type="float">
            <text:p>0.517883</text:p>
          </table:table-cell>
          <table:table-cell office:value-type="float" office:value="0.423648" calcext:value-type="float">
            <text:p>0.4236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504439" calcext:value-type="float">
            <text:p>0.504439</text:p>
          </table:table-cell>
          <table:table-cell office:value-type="float" office:value="0.454338" calcext:value-type="float">
            <text:p>0.45433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524962" calcext:value-type="float">
            <text:p>0.524962</text:p>
          </table:table-cell>
          <table:table-cell office:value-type="float" office:value="0.422696" calcext:value-type="float">
            <text:p>0.4226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510405" calcext:value-type="float">
            <text:p>0.510405</text:p>
          </table:table-cell>
          <table:table-cell office:value-type="float" office:value="0.448324" calcext:value-type="float">
            <text:p>0.44832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52623" calcext:value-type="float">
            <text:p>0.52623</text:p>
          </table:table-cell>
          <table:table-cell office:value-type="float" office:value="0.425101" calcext:value-type="float">
            <text:p>0.4251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286" calcext:value-type="float">
            <text:p>0.0286</text:p>
          </table:table-cell>
          <table:table-cell table:style-name="ce3" office:value-type="float" office:value="0.512642" calcext:value-type="float">
            <text:p>0.512642</text:p>
          </table:table-cell>
          <table:table-cell table:style-name="ce3" office:value-type="float" office:value="0.45493" calcext:value-type="float">
            <text:p>0.45493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experiment</text:p>
          </table:table-cell>
          <table:table-cell table:number-columns-repeated="2"/>
          <table:table-cell office:value-type="string" calcext:value-type="string">
            <text:p>seed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experiment</text:p>
          </table:table-cell>
          <table:table-cell table:number-columns-repeated="1016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1-12</text:p>
          </table:table-cell>
          <table:table-cell office:value-type="string" calcext:value-type="string">
            <text:p>F1-18</text:p>
          </table:table-cell>
          <table:table-cell office:value-type="string" calcext:value-type="string">
            <text:p>F1-9</text:p>
          </table:table-cell>
          <table:table-cell office:value-type="string" calcext:value-type="string">
            <text:p>F1-8</text:p>
          </table:table-cell>
          <table:table-cell office:value-type="string" calcext:value-type="string">
            <text:p>F1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F1-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F1-6</text:p>
          </table:table-cell>
          <table:table-cell/>
          <table:table-cell table:number-columns-repeated="2" office:value-type="float" office:value="0.250581" calcext:value-type="float">
            <text:p>0.250581</text:p>
          </table:table-cell>
          <table:table-cell office:value-type="float" office:value="0.181304" calcext:value-type="float">
            <text:p>0.181304</text:p>
          </table:table-cell>
          <table:table-cell office:value-type="float" office:value="0.263248" calcext:value-type="float">
            <text:p>0.263248</text:p>
          </table:table-cell>
          <table:table-cell table:style-name="ce4" office:value-type="float" office:value="0.235403" calcext:value-type="float">
            <text:p>0.23540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345623" calcext:value-type="float">
            <text:p>0.345623</text:p>
          </table:table-cell>
          <table:table-cell office:value-type="float" office:value="0.263248" calcext:value-type="float">
            <text:p>0.26324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.3885" calcext:value-type="float">
            <text:p>0.3885</text:p>
          </table:table-cell>
          <table:table-cell table:style-name="ce4" office:value-type="float" office:value="0.352571" calcext:value-type="float">
            <text:p>0.352571</text:p>
          </table:table-cell>
          <table:table-cell table:style-name="ce4" office:value-type="float" office:value="0.235403" calcext:value-type="float">
            <text:p>0.235403</text:p>
          </table:table-cell>
          <table:table-cell/>
          <table:table-cell office:value-type="float" office:value="0.330031" calcext:value-type="float">
            <text:p>0.330031</text:p>
          </table:table-cell>
          <table:table-cell office:value-type="float" office:value="0.311772" calcext:value-type="float">
            <text:p>0.311772</text:p>
          </table:table-cell>
          <table:table-cell office:value-type="float" office:value="0.29253" calcext:value-type="float">
            <text:p>0.29253</text:p>
          </table:table-cell>
          <table:table-cell office:value-type="float" office:value="0.326061" calcext:value-type="float">
            <text:p>0.326061</text:p>
          </table:table-cell>
          <table:table-cell table:style-name="ce4" office:value-type="float" office:value="0.28766" calcext:value-type="float">
            <text:p>0.2876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337346" calcext:value-type="float">
            <text:p>0.337346</text:p>
          </table:table-cell>
          <table:table-cell office:value-type="float" office:value="0.326061" calcext:value-type="float">
            <text:p>0.32606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.3316" calcext:value-type="float">
            <text:p>0.3316</text:p>
          </table:table-cell>
          <table:table-cell table:style-name="ce4" office:value-type="float" office:value="0.337695" calcext:value-type="float">
            <text:p>0.337695</text:p>
          </table:table-cell>
          <table:table-cell table:style-name="ce4" office:value-type="float" office:value="0.28766" calcext:value-type="float">
            <text:p>0.28766</text:p>
          </table:table-cell>
          <table:table-cell/>
          <table:table-cell office:value-type="float" office:value="0.382974" calcext:value-type="float">
            <text:p>0.382974</text:p>
          </table:table-cell>
          <table:table-cell office:value-type="float" office:value="0.352608" calcext:value-type="float">
            <text:p>0.352608</text:p>
          </table:table-cell>
          <table:table-cell office:value-type="float" office:value="0.354511" calcext:value-type="float">
            <text:p>0.354511</text:p>
          </table:table-cell>
          <table:table-cell office:value-type="float" office:value="0.348158" calcext:value-type="float">
            <text:p>0.348158</text:p>
          </table:table-cell>
          <table:table-cell table:style-name="ce4" office:value-type="float" office:value="0.364609" calcext:value-type="float">
            <text:p>0.36460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9" calcext:value-type="float">
            <text:p>0.279</text:p>
          </table:table-cell>
          <table:table-cell office:value-type="float" office:value="0.337958" calcext:value-type="float">
            <text:p>0.337958</text:p>
          </table:table-cell>
          <table:table-cell office:value-type="float" office:value="0.348158" calcext:value-type="float">
            <text:p>0.348158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.2843" calcext:value-type="float">
            <text:p>0.2843</text:p>
          </table:table-cell>
          <table:table-cell table:style-name="ce4" office:value-type="float" office:value="0.335431" calcext:value-type="float">
            <text:p>0.335431</text:p>
          </table:table-cell>
          <table:table-cell table:style-name="ce4" office:value-type="float" office:value="0.364609" calcext:value-type="float">
            <text:p>0.364609</text:p>
          </table:table-cell>
          <table:table-cell/>
          <table:table-cell office:value-type="float" office:value="0.384181" calcext:value-type="float">
            <text:p>0.384181</text:p>
          </table:table-cell>
          <table:table-cell table:style-name="ce3" office:value-type="float" office:value="0.412257" calcext:value-type="float">
            <text:p>0.412257</text:p>
          </table:table-cell>
          <table:table-cell office:value-type="float" office:value="0.379093" calcext:value-type="float">
            <text:p>0.379093</text:p>
          </table:table-cell>
          <table:table-cell office:value-type="float" office:value="0.370766" calcext:value-type="float">
            <text:p>0.370766</text:p>
          </table:table-cell>
          <table:table-cell table:style-name="ce6" office:value-type="float" office:value="0.408663" calcext:value-type="float">
            <text:p>0.40866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334458" calcext:value-type="float">
            <text:p>0.334458</text:p>
          </table:table-cell>
          <table:table-cell office:value-type="float" office:value="0.370766" calcext:value-type="float">
            <text:p>0.370766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.2551" calcext:value-type="float">
            <text:p>0.2551</text:p>
          </table:table-cell>
          <table:table-cell table:style-name="ce6" office:value-type="float" office:value="0.337588" calcext:value-type="float">
            <text:p>0.337588</text:p>
          </table:table-cell>
          <table:table-cell table:style-name="ce6" office:value-type="float" office:value="0.408663" calcext:value-type="float">
            <text:p>0.408663</text:p>
          </table:table-cell>
          <table:table-cell/>
          <table:table-cell office:value-type="float" office:value="0.385135" calcext:value-type="float">
            <text:p>0.385135</text:p>
          </table:table-cell>
          <table:table-cell office:value-type="float" office:value="0.405573" calcext:value-type="float">
            <text:p>0.405573</text:p>
          </table:table-cell>
          <table:table-cell office:value-type="float" office:value="0.380116" calcext:value-type="float">
            <text:p>0.380116</text:p>
          </table:table-cell>
          <table:table-cell table:style-name="ce3" office:value-type="float" office:value="0.423425" calcext:value-type="float">
            <text:p>0.423425</text:p>
          </table:table-cell>
          <table:table-cell table:style-name="ce4" office:value-type="float" office:value="0.408865" calcext:value-type="float">
            <text:p>0.40886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22" calcext:value-type="float">
            <text:p>0.2122</text:p>
          </table:table-cell>
          <table:table-cell table:style-name="ce3" office:value-type="float" office:value="0.347746" calcext:value-type="float">
            <text:p>0.347746</text:p>
          </table:table-cell>
          <table:table-cell table:style-name="ce3" office:value-type="float" office:value="0.423425" calcext:value-type="float">
            <text:p>0.42342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.236" calcext:value-type="float">
            <text:p>0.236</text:p>
          </table:table-cell>
          <table:table-cell table:style-name="ce4" office:value-type="float" office:value="0.352692" calcext:value-type="float">
            <text:p>0.352692</text:p>
          </table:table-cell>
          <table:table-cell table:style-name="ce4" office:value-type="float" office:value="0.408865" calcext:value-type="float">
            <text:p>0.408865</text:p>
          </table:table-cell>
          <table:table-cell/>
          <table:table-cell table:style-name="ce3" office:value-type="float" office:value="0.424291" calcext:value-type="float">
            <text:p>0.424291</text:p>
          </table:table-cell>
          <table:table-cell table:style-name="ce3" office:value-type="float" office:value="0.432068" calcext:value-type="float">
            <text:p>0.432068</text:p>
          </table:table-cell>
          <table:table-cell table:style-name="ce3" office:value-type="float" office:value="0.427092" calcext:value-type="float">
            <text:p>0.427092</text:p>
          </table:table-cell>
          <table:table-cell office:value-type="float" office:value="0.421828" calcext:value-type="float">
            <text:p>0.421828</text:p>
          </table:table-cell>
          <table:table-cell table:style-name="ce4" office:value-type="float" office:value="0.415867" calcext:value-type="float">
            <text:p>0.415867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362842" calcext:value-type="float">
            <text:p>0.362842</text:p>
          </table:table-cell>
          <table:table-cell office:value-type="float" office:value="0.421828" calcext:value-type="float">
            <text:p>0.421828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.1942" calcext:value-type="float">
            <text:p>0.1942</text:p>
          </table:table-cell>
          <table:table-cell table:style-name="ce4" office:value-type="float" office:value="0.363138" calcext:value-type="float">
            <text:p>0.363138</text:p>
          </table:table-cell>
          <table:table-cell table:style-name="ce4" office:value-type="float" office:value="0.415867" calcext:value-type="float">
            <text:p>0.415867</text:p>
          </table:table-cell>
          <table:table-cell/>
          <table:table-cell office:value-type="float" office:value="0.400477" calcext:value-type="float">
            <text:p>0.400477</text:p>
          </table:table-cell>
          <table:table-cell office:value-type="float" office:value="0.426986" calcext:value-type="float">
            <text:p>0.426986</text:p>
          </table:table-cell>
          <table:table-cell office:value-type="float" office:value="0.429683" calcext:value-type="float">
            <text:p>0.429683</text:p>
          </table:table-cell>
          <table:table-cell office:value-type="float" office:value="0.4251" calcext:value-type="float">
            <text:p>0.4251</text:p>
          </table:table-cell>
          <table:table-cell table:style-name="ce6" office:value-type="float" office:value="0.431379" calcext:value-type="float">
            <text:p>0.431379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375505" calcext:value-type="float">
            <text:p>0.375505</text:p>
          </table:table-cell>
          <table:table-cell office:value-type="float" office:value="0.4251" calcext:value-type="float">
            <text:p>0.425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.1683" calcext:value-type="float">
            <text:p>0.1683</text:p>
          </table:table-cell>
          <table:table-cell table:style-name="ce6" office:value-type="float" office:value="0.369877" calcext:value-type="float">
            <text:p>0.369877</text:p>
          </table:table-cell>
          <table:table-cell table:style-name="ce6" office:value-type="float" office:value="0.431379" calcext:value-type="float">
            <text:p>0.431379</text:p>
          </table:table-cell>
          <table:table-cell/>
          <table:table-cell office:value-type="float" office:value="0.403354" calcext:value-type="float">
            <text:p>0.403354</text:p>
          </table:table-cell>
          <table:table-cell table:style-name="ce3" office:value-type="float" office:value="0.447718" calcext:value-type="float">
            <text:p>0.447718</text:p>
          </table:table-cell>
          <table:table-cell office:value-type="float" office:value="0.423994" calcext:value-type="float">
            <text:p>0.423994</text:p>
          </table:table-cell>
          <table:table-cell table:style-name="ce3" office:value-type="float" office:value="0.434573" calcext:value-type="float">
            <text:p>0.434573</text:p>
          </table:table-cell>
          <table:table-cell table:style-name="ce6" office:value-type="float" office:value="0.441213" calcext:value-type="float">
            <text:p>0.441213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29" calcext:value-type="float">
            <text:p>0.1329</text:p>
          </table:table-cell>
          <table:table-cell table:style-name="ce3" office:value-type="float" office:value="0.388912" calcext:value-type="float">
            <text:p>0.388912</text:p>
          </table:table-cell>
          <table:table-cell table:style-name="ce3" office:value-type="float" office:value="0.434573" calcext:value-type="float">
            <text:p>0.434573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.1549" calcext:value-type="float">
            <text:p>0.1549</text:p>
          </table:table-cell>
          <table:table-cell table:style-name="ce5" office:value-type="float" office:value="0.388855" calcext:value-type="float">
            <text:p>0.388855</text:p>
          </table:table-cell>
          <table:table-cell table:style-name="ce5" office:value-type="float" office:value="0.441213" calcext:value-type="float">
            <text:p>0.441213</text:p>
          </table:table-cell>
          <table:table-cell/>
          <table:table-cell table:style-name="ce3" office:value-type="float" office:value="0.433701" calcext:value-type="float">
            <text:p>0.433701</text:p>
          </table:table-cell>
          <table:table-cell office:value-type="float" office:value="0.445132" calcext:value-type="float">
            <text:p>0.445132</text:p>
          </table:table-cell>
          <table:table-cell office:value-type="float" office:value="0.422183" calcext:value-type="float">
            <text:p>0.422183</text:p>
          </table:table-cell>
          <table:table-cell office:value-type="float" office:value="0.430585" calcext:value-type="float">
            <text:p>0.430585</text:p>
          </table:table-cell>
          <table:table-cell table:style-name="ce4" office:value-type="float" office:value="0.434414" calcext:value-type="float">
            <text:p>0.434414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402303" calcext:value-type="float">
            <text:p>0.402303</text:p>
          </table:table-cell>
          <table:table-cell office:value-type="float" office:value="0.430585" calcext:value-type="float">
            <text:p>0.430585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0.1192" calcext:value-type="float">
            <text:p>0.1192</text:p>
          </table:table-cell>
          <table:table-cell table:style-name="ce4" office:value-type="float" office:value="0.402343" calcext:value-type="float">
            <text:p>0.402343</text:p>
          </table:table-cell>
          <table:table-cell table:style-name="ce4" office:value-type="float" office:value="0.434414" calcext:value-type="float">
            <text:p>0.434414</text:p>
          </table:table-cell>
          <table:table-cell/>
          <table:table-cell office:value-type="float" office:value="0.407162" calcext:value-type="float">
            <text:p>0.407162</text:p>
          </table:table-cell>
          <table:table-cell office:value-type="float" office:value="0.448589" calcext:value-type="float">
            <text:p>0.448589</text:p>
          </table:table-cell>
          <table:table-cell office:value-type="float" office:value="0.4268" calcext:value-type="float">
            <text:p>0.4268</text:p>
          </table:table-cell>
          <table:table-cell table:style-name="ce3" office:value-type="float" office:value="0.435669" calcext:value-type="float">
            <text:p>0.435669</text:p>
          </table:table-cell>
          <table:table-cell table:style-name="ce6" office:value-type="float" office:value="0.441864" calcext:value-type="float">
            <text:p>0.441864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46" calcext:value-type="float">
            <text:p>0.0946</text:p>
          </table:table-cell>
          <table:table-cell table:style-name="ce3" office:value-type="float" office:value="0.411545" calcext:value-type="float">
            <text:p>0.411545</text:p>
          </table:table-cell>
          <table:table-cell table:style-name="ce3" office:value-type="float" office:value="0.435669" calcext:value-type="float">
            <text:p>0.435669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073" calcext:value-type="float">
            <text:p>0.1073</text:p>
          </table:table-cell>
          <table:table-cell table:style-name="ce6" office:value-type="float" office:value="0.414092" calcext:value-type="float">
            <text:p>0.414092</text:p>
          </table:table-cell>
          <table:table-cell table:style-name="ce6" office:value-type="float" office:value="0.441864" calcext:value-type="float">
            <text:p>0.441864</text:p>
          </table:table-cell>
          <table:table-cell/>
          <table:table-cell office:value-type="float" office:value="0.428941" calcext:value-type="float">
            <text:p>0.428941</text:p>
          </table:table-cell>
          <table:table-cell table:style-name="ce3" office:value-type="float" office:value="0.450779" calcext:value-type="float">
            <text:p>0.450779</text:p>
          </table:table-cell>
          <table:table-cell table:style-name="ce3" office:value-type="float" office:value="0.429801" calcext:value-type="float">
            <text:p>0.429801</text:p>
          </table:table-cell>
          <table:table-cell office:value-type="float" office:value="0.43492" calcext:value-type="float">
            <text:p>0.43492</text:p>
          </table:table-cell>
          <table:table-cell table:style-name="ce4" office:value-type="float" office:value="0.438313" calcext:value-type="float">
            <text:p>0.438313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419175" calcext:value-type="float">
            <text:p>0.419175</text:p>
          </table:table-cell>
          <table:table-cell office:value-type="float" office:value="0.43492" calcext:value-type="float">
            <text:p>0.43492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941" calcext:value-type="float">
            <text:p>0.0941</text:p>
          </table:table-cell>
          <table:table-cell table:style-name="ce4" office:value-type="float" office:value="0.424308" calcext:value-type="float">
            <text:p>0.424308</text:p>
          </table:table-cell>
          <table:table-cell table:style-name="ce4" office:value-type="float" office:value="0.438313" calcext:value-type="float">
            <text:p>0.438313</text:p>
          </table:table-cell>
          <table:table-cell/>
          <table:table-cell office:value-type="float" office:value="0.41944" calcext:value-type="float">
            <text:p>0.41944</text:p>
          </table:table-cell>
          <table:table-cell office:value-type="float" office:value="0.447149" calcext:value-type="float">
            <text:p>0.447149</text:p>
          </table:table-cell>
          <table:table-cell office:value-type="float" office:value="0.425491" calcext:value-type="float">
            <text:p>0.425491</text:p>
          </table:table-cell>
          <table:table-cell office:value-type="float" office:value="0.434467" calcext:value-type="float">
            <text:p>0.434467</text:p>
          </table:table-cell>
          <table:table-cell table:style-name="ce4" office:value-type="float" office:value="0.429122" calcext:value-type="float">
            <text:p>0.429122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421917" calcext:value-type="float">
            <text:p>0.421917</text:p>
          </table:table-cell>
          <table:table-cell office:value-type="float" office:value="0.434467" calcext:value-type="float">
            <text:p>0.434467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791" calcext:value-type="float">
            <text:p>0.0791</text:p>
          </table:table-cell>
          <table:table-cell table:style-name="ce4" office:value-type="float" office:value="0.425372" calcext:value-type="float">
            <text:p>0.425372</text:p>
          </table:table-cell>
          <table:table-cell table:style-name="ce4" office:value-type="float" office:value="0.429122" calcext:value-type="float">
            <text:p>0.42912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124661012" calcext:value-type="float">
            <text:p>124661012</text:p>
          </table:table-cell>
          <table:table-cell office:value-type="float" office:value="2047.2249" calcext:value-type="float">
            <text:p>2047.2249</text:p>
          </table:table-cell>
          <table:table-cell office:value-type="string" calcext:value-type="string">
            <text:p>Tesla T4</text:p>
          </table:table-cell>
          <table:table-cell office:value-type="float" office:value="6701" calcext:value-type="float">
            <text:p>6701</text:p>
          </table:table-cell>
          <table:table-cell office:value-type="float" office:value="16" calcext:value-type="float">
            <text:p>16</text:p>
          </table:table-cell>
          <table:table-cell office:value-type="float" office:value="0.990840975844047" calcext:value-type="float">
            <text:p>0.990840975844047</text:p>
          </table:table-cell>
          <table:table-cell office:value-type="float" office:value="0.42510070512912" calcext:value-type="float">
            <text:p>0.42510070512912</text:p>
          </table:table-cell>
          <table:table-cell office:value-type="float" office:value="0.322784579416215" calcext:value-type="float">
            <text:p>0.322784579416215</text:p>
          </table:table-cell>
          <table:table-cell office:value-type="float" office:value="0.0152368675917387" calcext:value-type="float">
            <text:p>0.0152368675917387</text:p>
          </table:table-cell>
          <table:table-cell office:value-type="float" office:value="0.526230096817017" calcext:value-type="float">
            <text:p>0.526230096817017</text:p>
          </table:table-cell>
          <table:table-cell office:value-type="float" office:value="0.458745837211609" calcext:value-type="float">
            <text:p>0.458745837211609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124661012" calcext:value-type="float">
            <text:p>124661012</text:p>
          </table:table-cell>
          <table:table-cell office:value-type="float" office:value="1941.4414" calcext:value-type="float">
            <text:p>1941.4414</text:p>
          </table:table-cell>
          <table:table-cell office:value-type="string" calcext:value-type="string">
            <text:p>Tesla T4</text:p>
          </table:table-cell>
          <table:table-cell office:value-type="float" office:value="6265" calcext:value-type="float">
            <text:p>6265</text:p>
          </table:table-cell>
          <table:table-cell office:value-type="float" office:value="16" calcext:value-type="float">
            <text:p>16</text:p>
          </table:table-cell>
          <table:table-cell office:value-type="float" office:value="0.988258947694801" calcext:value-type="float">
            <text:p>0.988258947694801</text:p>
          </table:table-cell>
          <table:table-cell office:value-type="float" office:value="0.454929993520729" calcext:value-type="float">
            <text:p>0.454929993520729</text:p>
          </table:table-cell>
          <table:table-cell office:value-type="float" office:value="0.320533533761292" calcext:value-type="float">
            <text:p>0.320533533761292</text:p>
          </table:table-cell>
          <table:table-cell office:value-type="float" office:value="0.0186856482177973" calcext:value-type="float">
            <text:p>0.0186856482177973</text:p>
          </table:table-cell>
          <table:table-cell office:value-type="float" office:value="0.512641787528992" calcext:value-type="float">
            <text:p>0.512641787528992</text:p>
          </table:table-cell>
          <table:table-cell office:value-type="float" office:value="0.473359376192093" calcext:value-type="float">
            <text:p>0.473359376192093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124661012" calcext:value-type="float">
            <text:p>124661012</text:p>
          </table:table-cell>
          <table:table-cell office:value-type="float" office:value="1362.1407" calcext:value-type="float">
            <text:p>1362.1407</text:p>
          </table:table-cell>
          <table:table-cell office:value-type="string" calcext:value-type="string">
            <text:p>Tesla T4</text:p>
          </table:table-cell>
          <table:table-cell office:value-type="float" office:value="5829" calcext:value-type="float">
            <text:p>5829</text:p>
          </table:table-cell>
          <table:table-cell office:value-type="float" office:value="12" calcext:value-type="float">
            <text:p>12</text:p>
          </table:table-cell>
          <table:table-cell office:value-type="float" office:value="0.94317328093429" calcext:value-type="float">
            <text:p>0.94317328093429</text:p>
          </table:table-cell>
          <table:table-cell office:value-type="float" office:value="0.425491420231008" calcext:value-type="float">
            <text:p>0.425491420231008</text:p>
          </table:table-cell>
          <table:table-cell office:value-type="float" office:value="0.286906925524413" calcext:value-type="float">
            <text:p>0.286906925524413</text:p>
          </table:table-cell>
          <table:table-cell office:value-type="float" office:value="0.0543993413448334" calcext:value-type="float">
            <text:p>0.0543993413448334</text:p>
          </table:table-cell>
          <table:table-cell office:value-type="float" office:value="0.432365655899048" calcext:value-type="float">
            <text:p>0.432365655899048</text:p>
          </table:table-cell>
          <table:table-cell office:value-type="float" office:value="0.39109194278717" calcext:value-type="float">
            <text:p>0.3910919427871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124661012" calcext:value-type="float">
            <text:p>124661012</text:p>
          </table:table-cell>
          <table:table-cell office:value-type="float" office:value="1331.5111" calcext:value-type="float">
            <text:p>1331.5111</text:p>
          </table:table-cell>
          <table:table-cell office:value-type="string" calcext:value-type="string">
            <text:p>Tesla T4</text:p>
          </table:table-cell>
          <table:table-cell office:value-type="float" office:value="5611" calcext:value-type="float">
            <text:p>5611</text:p>
          </table:table-cell>
          <table:table-cell office:value-type="float" office:value="12" calcext:value-type="float">
            <text:p>12</text:p>
          </table:table-cell>
          <table:table-cell office:value-type="float" office:value="0.948117959122049" calcext:value-type="float">
            <text:p>0.948117959122049</text:p>
          </table:table-cell>
          <table:table-cell office:value-type="float" office:value="0.434467294000077" calcext:value-type="float">
            <text:p>0.434467294000077</text:p>
          </table:table-cell>
          <table:table-cell office:value-type="float" office:value="0.316395467987318" calcext:value-type="float">
            <text:p>0.316395467987318</text:p>
          </table:table-cell>
          <table:table-cell office:value-type="float" office:value="0.0540870241820812" calcext:value-type="float">
            <text:p>0.0540870241820812</text:p>
          </table:table-cell>
          <table:table-cell office:value-type="float" office:value="0.421917170286179" calcext:value-type="float">
            <text:p>0.421917170286179</text:p>
          </table:table-cell>
          <table:table-cell office:value-type="float" office:value="0.39170628786087" calcext:value-type="float">
            <text:p>0.39170628786087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124661012" calcext:value-type="float">
            <text:p>124661012</text:p>
          </table:table-cell>
          <table:table-cell office:value-type="float" office:value="1299.0081" calcext:value-type="float">
            <text:p>1299.0081</text:p>
          </table:table-cell>
          <table:table-cell office:value-type="string" calcext:value-type="string">
            <text:p>Tesla T4</text:p>
          </table:table-cell>
          <table:table-cell office:value-type="float" office:value="5393" calcext:value-type="float">
            <text:p>5393</text:p>
          </table:table-cell>
          <table:table-cell office:value-type="float" office:value="12" calcext:value-type="float">
            <text:p>12</text:p>
          </table:table-cell>
          <table:table-cell office:value-type="float" office:value="0.945334062809633" calcext:value-type="float">
            <text:p>0.945334062809633</text:p>
          </table:table-cell>
          <table:table-cell office:value-type="float" office:value="0.429121516308162" calcext:value-type="float">
            <text:p>0.429121516308162</text:p>
          </table:table-cell>
          <table:table-cell office:value-type="float" office:value="0.327309646804455" calcext:value-type="float">
            <text:p>0.327309646804455</text:p>
          </table:table-cell>
          <table:table-cell office:value-type="float" office:value="0.0589555464684963" calcext:value-type="float">
            <text:p>0.0589555464684963</text:p>
          </table:table-cell>
          <table:table-cell office:value-type="float" office:value="0.42537185549736" calcext:value-type="float">
            <text:p>0.42537185549736</text:p>
          </table:table-cell>
          <table:table-cell office:value-type="float" office:value="0.379702866077423" calcext:value-type="float">
            <text:p>0.379702866077423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experime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19" calcext:value-type="float">
            <text:p>5619</text:p>
          </table:table-cell>
          <table:table-cell office:value-type="string" calcext:value-type="string">
            <text:p>Roberta-ba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F1-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3854" calcext:value-type="float">
            <text:p>0.3854</text:p>
          </table:table-cell>
          <table:table-cell table:style-name="ce2" office:value-type="float" office:value="0.3447" calcext:value-type="float">
            <text:p>0.3447</text:p>
          </table:table-cell>
          <table:table-cell table:style-name="ce2" office:value-type="float" office:value="0.245177" calcext:value-type="float">
            <text:p>0.24517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.3248" calcext:value-type="float">
            <text:p>0.3248</text:p>
          </table:table-cell>
          <table:table-cell table:style-name="ce2" office:value-type="float" office:value="0.333113" calcext:value-type="float">
            <text:p>0.333113</text:p>
          </table:table-cell>
          <table:table-cell table:style-name="ce2" office:value-type="float" office:value="0.30574" calcext:value-type="float">
            <text:p>0.3057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0.2735" calcext:value-type="float">
            <text:p>0.2735</text:p>
          </table:table-cell>
          <table:table-cell table:style-name="ce2" office:value-type="float" office:value="0.330855" calcext:value-type="float">
            <text:p>0.330855</text:p>
          </table:table-cell>
          <table:table-cell table:style-name="ce2" office:value-type="float" office:value="0.366673" calcext:value-type="float">
            <text:p>0.36667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243" calcext:value-type="float">
            <text:p>0.243</text:p>
          </table:table-cell>
          <table:table-cell table:style-name="ce2" office:value-type="float" office:value="0.34162" calcext:value-type="float">
            <text:p>0.34162</text:p>
          </table:table-cell>
          <table:table-cell table:style-name="ce2" office:value-type="float" office:value="0.403531" calcext:value-type="float">
            <text:p>0.40353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21" calcext:value-type="float">
            <text:p>0.2221</text:p>
          </table:table-cell>
          <table:table-cell table:style-name="ce2" office:value-type="float" office:value="0.344899" calcext:value-type="float">
            <text:p>0.344899</text:p>
          </table:table-cell>
          <table:table-cell table:style-name="ce2" office:value-type="float" office:value="0.42281" calcext:value-type="float">
            <text:p>0.4228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0.1804" calcext:value-type="float">
            <text:p>0.1804</text:p>
          </table:table-cell>
          <table:table-cell table:style-name="ce2" office:value-type="float" office:value="0.3562" calcext:value-type="float">
            <text:p>0.3562</text:p>
          </table:table-cell>
          <table:table-cell table:style-name="ce2" office:value-type="float" office:value="0.404472" calcext:value-type="float">
            <text:p>0.40447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0.1602" calcext:value-type="float">
            <text:p>0.1602</text:p>
          </table:table-cell>
          <table:table-cell table:style-name="ce2" office:value-type="float" office:value="0.358704" calcext:value-type="float">
            <text:p>0.358704</text:p>
          </table:table-cell>
          <table:table-cell table:style-name="ce2" office:value-type="float" office:value="0.426513" calcext:value-type="float">
            <text:p>0.42651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0.1491" calcext:value-type="float">
            <text:p>0.1491</text:p>
          </table:table-cell>
          <table:table-cell table:style-name="ce2" office:value-type="float" office:value="0.364445" calcext:value-type="float">
            <text:p>0.364445</text:p>
          </table:table-cell>
          <table:table-cell table:style-name="ce2" office:value-type="float" office:value="0.430515" calcext:value-type="float">
            <text:p>0.430515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8T17:42:45.584506632</dc:date>
    <meta:editing-duration>P1DT1H48M37S</meta:editing-duration>
    <meta:editing-cycles>6</meta:editing-cycles>
    <meta:generator>LibreOffice/7.3.7.2$Linux_X86_64 LibreOffice_project/30$Build-2</meta:generator>
    <meta:document-statistic meta:table-count="1" meta:cell-count="1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3.658cm" svg:y="3.162cm" style:legend-expansion="high" chart:style-name="ch2"/>
        <chart:plot-area chart:style-name="ch3" table:cell-range-address="report.K78:report.O90" chart:data-source-has-labels="row" svg:x="0.319cm" svg:y="0.18cm" svg:width="13.02cm" svg:height="8.645cm">
          <chart:coordinate-region svg:x="1.296cm" svg:y="0.388cm" svg:width="11.834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.K79:report.K90" chart:label-cell-address="report.K78:report.K78" chart:class="chart:line">
            <chart:data-point chart:repeated="12"/>
          </chart:series>
          <chart:series chart:style-name="ch7" chart:values-cell-range-address="report.L79:report.L90" chart:label-cell-address="report.L78:report.L78" chart:class="chart:line">
            <chart:data-point chart:repeated="12"/>
          </chart:series>
          <chart:series chart:style-name="ch8" chart:values-cell-range-address="report.M79:report.M90" chart:label-cell-address="report.M78:report.M78" chart:class="chart:line">
            <chart:data-point chart:repeated="12"/>
          </chart:series>
          <chart:series chart:style-name="ch9" chart:values-cell-range-address="report.N79:report.N90" chart:label-cell-address="report.N78:report.N78" chart:class="chart:line">
            <chart:data-point chart:repeated="12"/>
          </chart:series>
          <chart:series chart:style-name="ch10" chart:values-cell-range-address="report.O79:report.O90" chart:label-cell-address="report.O78:report.O78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-12</text:p>
                <draw:g>
                  <svg:desc>report.K78:report.K78</svg:desc>
                </draw:g>
              </table:table-cell>
              <table:table-cell office:value-type="string">
                <text:p>F1-18</text:p>
                <draw:g>
                  <svg:desc>report.L78:report.L78</svg:desc>
                </draw:g>
              </table:table-cell>
              <table:table-cell office:value-type="string">
                <text:p>F1-9</text:p>
                <draw:g>
                  <svg:desc>report.M78:report.M78</svg:desc>
                </draw:g>
              </table:table-cell>
              <table:table-cell office:value-type="string">
                <text:p>F1-8</text:p>
                <draw:g>
                  <svg:desc>report.N78:report.N78</svg:desc>
                </draw:g>
              </table:table-cell>
              <table:table-cell office:value-type="string">
                <text:p>F1-6</text:p>
                <draw:g>
                  <svg:desc>report.O78:report.O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0581">
                <text:p>0.250581</text:p>
                <draw:g>
                  <svg:desc>report.K79:report.K90</svg:desc>
                </draw:g>
              </table:table-cell>
              <table:table-cell office:value-type="float" office:value="0.250581">
                <text:p>0.250581</text:p>
                <draw:g>
                  <svg:desc>report.L79:report.L90</svg:desc>
                </draw:g>
              </table:table-cell>
              <table:table-cell office:value-type="float" office:value="0.181304">
                <text:p>0.181304</text:p>
                <draw:g>
                  <svg:desc>report.M79:report.M90</svg:desc>
                </draw:g>
              </table:table-cell>
              <table:table-cell office:value-type="float" office:value="0.263248">
                <text:p>0.263248</text:p>
                <draw:g>
                  <svg:desc>report.N79:report.N90</svg:desc>
                </draw:g>
              </table:table-cell>
              <table:table-cell office:value-type="float" office:value="0.235403">
                <text:p>0.235403</text:p>
                <draw:g>
                  <svg:desc>report.O79:report.O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0031">
                <text:p>0.330031</text:p>
              </table:table-cell>
              <table:table-cell office:value-type="float" office:value="0.311772">
                <text:p>0.311772</text:p>
              </table:table-cell>
              <table:table-cell office:value-type="float" office:value="0.29253">
                <text:p>0.29253</text:p>
              </table:table-cell>
              <table:table-cell office:value-type="float" office:value="0.326061">
                <text:p>0.326061</text:p>
              </table:table-cell>
              <table:table-cell office:value-type="float" office:value="0.28766">
                <text:p>0.28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2974">
                <text:p>0.382974</text:p>
              </table:table-cell>
              <table:table-cell office:value-type="float" office:value="0.352608">
                <text:p>0.352608</text:p>
              </table:table-cell>
              <table:table-cell office:value-type="float" office:value="0.354511">
                <text:p>0.354511</text:p>
              </table:table-cell>
              <table:table-cell office:value-type="float" office:value="0.348158">
                <text:p>0.348158</text:p>
              </table:table-cell>
              <table:table-cell office:value-type="float" office:value="0.364609">
                <text:p>0.364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4181">
                <text:p>0.384181</text:p>
              </table:table-cell>
              <table:table-cell office:value-type="float" office:value="0.412257">
                <text:p>0.412257</text:p>
              </table:table-cell>
              <table:table-cell office:value-type="float" office:value="0.379093">
                <text:p>0.379093</text:p>
              </table:table-cell>
              <table:table-cell office:value-type="float" office:value="0.370766">
                <text:p>0.370766</text:p>
              </table:table-cell>
              <table:table-cell office:value-type="float" office:value="0.408663">
                <text:p>0.408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5135">
                <text:p>0.385135</text:p>
              </table:table-cell>
              <table:table-cell office:value-type="float" office:value="0.405573">
                <text:p>0.405573</text:p>
              </table:table-cell>
              <table:table-cell office:value-type="float" office:value="0.380116">
                <text:p>0.380116</text:p>
              </table:table-cell>
              <table:table-cell office:value-type="float" office:value="0.423425">
                <text:p>0.423425</text:p>
              </table:table-cell>
              <table:table-cell office:value-type="float" office:value="0.408865">
                <text:p>0.408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4291">
                <text:p>0.424291</text:p>
              </table:table-cell>
              <table:table-cell office:value-type="float" office:value="0.432068">
                <text:p>0.432068</text:p>
              </table:table-cell>
              <table:table-cell office:value-type="float" office:value="0.427092">
                <text:p>0.427092</text:p>
              </table:table-cell>
              <table:table-cell office:value-type="float" office:value="0.421828">
                <text:p>0.421828</text:p>
              </table:table-cell>
              <table:table-cell office:value-type="float" office:value="0.415867">
                <text:p>0.41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0477">
                <text:p>0.400477</text:p>
              </table:table-cell>
              <table:table-cell office:value-type="float" office:value="0.426986">
                <text:p>0.426986</text:p>
              </table:table-cell>
              <table:table-cell office:value-type="float" office:value="0.429683">
                <text:p>0.429683</text:p>
              </table:table-cell>
              <table:table-cell office:value-type="float" office:value="0.4251">
                <text:p>0.4251</text:p>
              </table:table-cell>
              <table:table-cell office:value-type="float" office:value="0.431379">
                <text:p>0.431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3354">
                <text:p>0.403354</text:p>
              </table:table-cell>
              <table:table-cell office:value-type="float" office:value="0.447718">
                <text:p>0.447718</text:p>
              </table:table-cell>
              <table:table-cell office:value-type="float" office:value="0.423994">
                <text:p>0.423994</text:p>
              </table:table-cell>
              <table:table-cell office:value-type="float" office:value="0.434573">
                <text:p>0.434573</text:p>
              </table:table-cell>
              <table:table-cell office:value-type="float" office:value="0.441213">
                <text:p>0.441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3701">
                <text:p>0.433701</text:p>
              </table:table-cell>
              <table:table-cell office:value-type="float" office:value="0.445132">
                <text:p>0.445132</text:p>
              </table:table-cell>
              <table:table-cell office:value-type="float" office:value="0.422183">
                <text:p>0.422183</text:p>
              </table:table-cell>
              <table:table-cell office:value-type="float" office:value="0.430585">
                <text:p>0.430585</text:p>
              </table:table-cell>
              <table:table-cell office:value-type="float" office:value="0.434414">
                <text:p>0.434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7162">
                <text:p>0.407162</text:p>
              </table:table-cell>
              <table:table-cell office:value-type="float" office:value="0.448589">
                <text:p>0.448589</text:p>
              </table:table-cell>
              <table:table-cell office:value-type="float" office:value="0.4268">
                <text:p>0.4268</text:p>
              </table:table-cell>
              <table:table-cell office:value-type="float" office:value="0.435669">
                <text:p>0.435669</text:p>
              </table:table-cell>
              <table:table-cell office:value-type="float" office:value="0.441864">
                <text:p>0.441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8941">
                <text:p>0.428941</text:p>
              </table:table-cell>
              <table:table-cell office:value-type="float" office:value="0.450779">
                <text:p>0.450779</text:p>
              </table:table-cell>
              <table:table-cell office:value-type="float" office:value="0.429801">
                <text:p>0.429801</text:p>
              </table:table-cell>
              <table:table-cell office:value-type="float" office:value="0.43492">
                <text:p>0.43492</text:p>
              </table:table-cell>
              <table:table-cell office:value-type="float" office:value="0.438313">
                <text:p>0.438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944">
                <text:p>0.41944</text:p>
              </table:table-cell>
              <table:table-cell office:value-type="float" office:value="0.447149">
                <text:p>0.447149</text:p>
              </table:table-cell>
              <table:table-cell office:value-type="float" office:value="0.425491">
                <text:p>0.425491</text:p>
              </table:table-cell>
              <table:table-cell office:value-type="float" office:value="0.434467">
                <text:p>0.434467</text:p>
              </table:table-cell>
              <table:table-cell office:value-type="float" office:value="0.429122">
                <text:p>0.429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